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711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4.48cm"/>
    </style:style>
    <style:style style:name="Table2.F" style:family="table-column">
      <style:table-column-properties style:column-width="2.117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26b9d93" officeooo:paragraph-rsid="026b9d93" style:font-name-asian="游ゴシック1" style:font-size-asian="9pt" style:language-asian="ja" style:country-asian="JP" style:font-size-complex="9pt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891f0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e130e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f4ced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8" style:family="text">
      <style:text-properties style:font-name="游ゴシック1" style:font-name-asian="游ゴシック1"/>
    </style:style>
    <style:style style:name="T9" style:family="text">
      <style:text-properties fo:color="#ce181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artnerAddress" text:name="py3o.l.picking_id.report_address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Quantity" text:name="py3o.l.move_id.product_uom_qty"/>
        <text:user-field-decl office:value-type="string" office:string-value="Unit" text:name="py3o.l.move_id.product_uom.name"/>
        <text:user-field-decl office:value-type="string" office:string-value="DeliveryDate" text:name="py3o.l.picking_id.delivery_due_date"/>
        <text:user-field-decl office:value-type="string" office:string-value="Quantity" text:name="py3o.l.quantity"/>
        <text:user-field-decl office:value-type="string" office:string-value="PartnerRef" text:name="py3o.l.partner_id.ref"/>
        <text:user-field-decl office:value-type="string" office:string-value="CarrierName" text:name="py3o.o.batch_id.carrier_id.name"/>
        <text:user-field-decl office:value-type="string" office:string-value="ShipDate" text:name="py3o.batch_id.ship_date"/>
        <text:user-field-decl office:value-type="string" office:string-value="ShipDate" text:name="py3o.o.batch_id.ship_date"/>
        <text:user-field-decl office:value-type="string" office:string-value="UserName" text:name="py3o.o.batch_id.user_id.name"/>
        <text:user-field-decl office:value-type="string" office:string-value="Instruction" text:name="py3o.o.batch_id.instruction"/>
        <text:user-field-decl office:value-type="string" office:string-value="Note" text:name="py3o.l.move_id.note"/>
      </text:user-field-decls>
      <text:p text:style-name="P16"><text:a xlink:type="simple" xlink:href="py3o://for=%22o%20in%20objects%22" text:style-name="Internet_20_link" text:visited-style-name="Visited_20_Internet_20_Link"><text:span text:style-name="T8">for="o in objects"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user-field-get text:name="py3o.o.batch_id.carrier_id.name">CarrierName</text:user-field-get>　御中</text:p>
          </table:table-cell>
          <table:table-cell table:style-name="Table1.A1" office:value-type="string">
            <text:p text:style-name="P10"><text:user-field-get text:name="py3o.o.batch_id.ship_date">ShipDate</text:user-field-get></text:p>
          </table:table-cell>
        </table:table-row>
      </table:table>
      <text:p text:style-name="P5"/>
      <text:p text:style-name="P6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header-rows>
          <table:table-row>
            <table:table-cell table:style-name="Table2.A1" office:value-type="string">
              <text:p text:style-name="P9"/>
            </table:table-cell>
            <table:table-cell table:style-name="Table2.A1" office:value-type="string">
              <text:p text:style-name="P8">得意先コード</text:p>
            </table:table-cell>
            <table:table-cell table:style-name="Table2.A1" office:value-type="string">
              <text:p text:style-name="P8">配送先</text:p>
            </table:table-cell>
            <table:table-cell table:style-name="Table2.A1" office:value-type="string">
              <text:p text:style-name="P12">〒</text:p>
            </table:table-cell>
            <table:table-cell table:style-name="Table2.A1" office:value-type="string">
              <text:p text:style-name="P12">住所</text:p>
            </table:table-cell>
            <table:table-cell table:style-name="Table2.A1" office:value-type="string">
              <text:p text:style-name="P12">TEL</text:p>
            </table:table-cell>
            <table:table-cell table:style-name="Table2.A1" office:value-type="string">
              <text:p text:style-name="P12">商品コード</text:p>
            </table:table-cell>
            <table:table-cell table:style-name="Table2.A1" office:value-type="string">
              <text:p text:style-name="P12">商品名</text:p>
            </table:table-cell>
            <table:table-cell table:style-name="Table2.A1" office:value-type="string">
              <text:p text:style-name="P12">数量</text:p>
            </table:table-cell>
            <table:table-cell table:style-name="Table2.A1" office:value-type="string">
              <text:p text:style-name="P12">単位</text:p>
            </table:table-cell>
            <table:table-cell table:style-name="Table2.A1" office:value-type="string">
              <text:p text:style-name="P12">納品日</text:p>
            </table:table-cell>
            <table:table-cell table:style-name="Table2.L1" office:value-type="string">
              <text:p text:style-name="P12">備考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3"><text:user-field-get text:name="py3o.l.partner_id.ref">PartnerRef</text:user-field-get></text:p>
          </table:table-cell>
          <table:table-cell table:style-name="Table2.A2" office:value-type="string">
            <text:p text:style-name="P13"><text:user-field-get text:name="py3o.l.partner_id.display_name">PartnerDisplayName</text:user-field-get></text:p>
          </table:table-cell>
          <table:table-cell table:style-name="Table2.A2" office:value-type="string">
            <text:p text:style-name="P13"><text:user-field-get text:name="py3o.l.partner_id.zip">ZIP</text:user-field-get></text:p>
          </table:table-cell>
          <table:table-cell table:style-name="Table2.A2" office:value-type="string">
            <text:p text:style-name="P15"><text:a xlink:type="simple" xlink:href="py3o://if=%22l.picking_id.report_address%22" text:style-name="Internet_20_link" text:visited-style-name="Visited_20_Internet_20_Link"><text:span text:style-name="T4">if="l.picking_id.report_address"</text:span></text:a></text:p>
            <text:p text:style-name="P15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  <text:p text:style-name="P15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Table2.A2" office:value-type="string">
            <text:p text:style-name="P13"><text:user-field-get text:name="py3o.l.partner_id.phone">Phone</text:user-field-get></text:p>
          </table:table-cell>
          <table:table-cell table:style-name="Table2.A2" office:value-type="string">
            <text:p text:style-name="P13"><text:user-field-get text:name="py3o.l.move_id.product_id.default_code">ProductCode</text:user-field-get></text:p>
          </table:table-cell>
          <table:table-cell table:style-name="Table2.A2" office:value-type="string">
            <text:p text:style-name="P13"><text:user-field-get text:name="py3o.l.move_id.product_id.name">ProductName</text:user-field-get></text:p>
          </table:table-cell>
          <table:table-cell table:style-name="Table2.A2" office:value-type="string">
            <text:p text:style-name="P14"><text:user-field-get text:name="py3o.l.quantity">Quantity</text:user-field-get></text:p>
          </table:table-cell>
          <table:table-cell table:style-name="Table2.A2" office:value-type="string">
            <text:p text:style-name="P13"><text:user-field-get text:name="py3o.l.move_id.product_uom.name">Unit</text:user-field-get></text:p>
          </table:table-cell>
          <table:table-cell table:style-name="Table2.A2" office:value-type="string">
            <text:p text:style-name="P13"><text:user-field-get text:name="py3o.l.picking_id.delivery_due_date">DeliveryDate</text:user-field-get></text:p>
          </table:table-cell>
          <table:table-cell table:style-name="Table2.L2" office:value-type="string">
            <text:p text:style-name="P18"><text:a xlink:type="simple" xlink:href="py3o://if=%22l.move_id.note%22" text:style-name="Internet_20_link" text:visited-style-name="Visited_20_Internet_20_Link"><text:span text:style-name="T6">if="l.move_id.note"</text:span></text:a></text:p>
            <text:p text:style-name="P18"><text:a xlink:type="simple" xlink:href="py3o://function=%22format_multiline(l.move_id.note)%22" text:style-name="Internet_20_link" text:visited-style-name="Visited_20_Internet_20_Link"><text:span text:style-name="T5">function="format_multiline(l.move_id.note)"</text:span></text:a></text:p>
            <text:p text:style-name="P18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L2" office:value-type="string">
            <text:p text:style-name="P13"/>
          </table:table-cell>
        </table:table-row>
      </table:table>
      <text:p text:style-name="P17"/>
      <text:p text:style-name="P19"><text:span text:style-name="T9"><text:user-field-get text:name="py3o.o.batch_id.instruction">Instruction</text:user-field-get></text:span></text:p>
      <text:p text:style-name="P3"><text:user-field-get text:name="py3o.o.company_id.name">Company Name</text:user-field-get></text:p>
      <text:p text:style-name="P3"><text:user-field-get text:name="py3o.o.batch_id.user_id.name">User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27T16:31:52.559000000</dc:date>
    <meta:editing-duration>P3DT13H48M34S</meta:editing-duration>
    <meta:editing-cycles>564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8" meta:word-count="70" meta:character-count="381" meta:non-whitespace-character-count="373"/>
  </office:meta>
</office:document-meta>
</file>